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Repitition Distribution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50">
            <text:p>17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47">
            <text:p>17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47">
            <text:p>17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55">
            <text:p>17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73">
            <text:p>167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5">
            <text:p>17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06">
            <text:p>17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3">
            <text:p>168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99">
            <text:p>169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58">
            <text:p>165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97">
            <text:p>169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77">
            <text:p>177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86">
            <text:p>178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74">
            <text:p>177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74">
            <text:p>177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14">
            <text:p>171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53">
            <text:p>175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55">
            <text:p>175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50">
            <text:p>17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28">
            <text:p>162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44">
            <text:p>174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04">
            <text:p>170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96">
            <text:p>169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73">
            <text:p>167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">
            <text:p>16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11">
            <text:p>181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97">
            <text:p>16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44">
            <text:p>174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38">
            <text:p>173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11">
            <text:p>181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69">
            <text:p>176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693">
            <text:p>169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697">
            <text:p>169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87">
            <text:p>168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653">
            <text:p>165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46">
            <text:p>174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696">
            <text:p>169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62">
            <text:p>176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34">
            <text:p>173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15">
            <text:p>181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28">
            <text:p>172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25">
            <text:p>172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47">
            <text:p>164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08">
            <text:p>170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671">
            <text:p>167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52">
            <text:p>175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77">
            <text:p>177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98">
            <text:p>169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637">
            <text:p>163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68">
            <text:p>176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68">
            <text:p>176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01">
            <text:p>180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53">
            <text:p>165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68">
            <text:p>176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16">
            <text:p>171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54">
            <text:p>175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53">
            <text:p>175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54">
            <text:p>175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48">
            <text:p>174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25">
            <text:p>172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38">
            <text:p>173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53">
            <text:p>165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04">
            <text:p>170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86">
            <text:p>178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709">
            <text:p>170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99">
            <text:p>169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752">
            <text:p>175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03">
            <text:p>170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806">
            <text:p>180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723">
            <text:p>172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750">
            <text:p>175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673">
            <text:p>167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62">
            <text:p>166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10">
            <text:p>171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48">
            <text:p>174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738">
            <text:p>173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31">
            <text:p>173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46">
            <text:p>174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41">
            <text:p>174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05">
            <text:p>170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03">
            <text:p>170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34">
            <text:p>173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01">
            <text:p>180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779">
            <text:p>177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674">
            <text:p>167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739">
            <text:p>173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699">
            <text:p>169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675">
            <text:p>167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688">
            <text:p>168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775">
            <text:p>177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704">
            <text:p>170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744">
            <text:p>174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693">
            <text:p>169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829">
            <text:p>182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684">
            <text:p>168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738">
            <text:p>173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731">
            <text:p>173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747">
            <text:p>174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778">
            <text:p>177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754">
            <text:p>175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676">
            <text:p>167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704">
            <text:p>170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708">
            <text:p>170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699">
            <text:p>169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708">
            <text:p>170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749">
            <text:p>174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649">
            <text:p>1649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744">
            <text:p>174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695">
            <text:p>169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759">
            <text:p>175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708">
            <text:p>170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752">
            <text:p>175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706">
            <text:p>170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714">
            <text:p>171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678">
            <text:p>167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706">
            <text:p>170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757">
            <text:p>175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43245">
            <text:p>443245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float" office:value="8655338">
            <text:p>86553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28-10-2012</text:date>, <text:time>16:03:5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517" meta:object-count="0"/>
    <meta:generator>OpenOffice.org/3.3$Win32 OpenOffice.org_project/330m20$Build-9567</meta:generator>
  </office:meta>
</office:document-meta>
</file>